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5362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 style:data-style-name="N99"/>
    <style:style style:name="ce6" style:family="table-cell" style:parent-style-name="Default"/>
    <style:style style:name="ce3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full_columns-ag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use_training_form</text:p>
          </table:table-cell>
          <table:table-cell office:value-type="string" calcext:value-type="string">
            <text:p>n_task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n_version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preprocess_wavs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1.427" calcext:value-type="float">
            <text:p>71.427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1.143" calcext:value-type="float">
            <text:p>71.1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70.822" calcext:value-type="float">
            <text:p>70.8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70.858" calcext:value-type="float">
            <text:p>70.8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65.535" calcext:value-type="float">
            <text:p>65.5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65.535" calcext:value-type="float">
            <text:p>65.5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1.428" calcext:value-type="float">
            <text:p>71.428</text:p>
          </table:table-cell>
          <table:table-cell table:style-name="ce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0.75" calcext:value-type="float">
            <text:p>70.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70.321" calcext:value-type="float">
            <text:p>70.3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70.75" calcext:value-type="float">
            <text:p>70.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65.179" calcext:value-type="float">
            <text:p>65.17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65.179" calcext:value-type="float">
            <text:p>65.17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8.178" calcext:value-type="float">
            <text:p>68.17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7.857" calcext:value-type="float">
            <text:p>67.85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68.287" calcext:value-type="float">
            <text:p>68.28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68.393" calcext:value-type="float">
            <text:p>68.39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60.715" calcext:value-type="float">
            <text:p>60.7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60.536" calcext:value-type="float">
            <text:p>60.53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8.324" calcext:value-type="float">
            <text:p>68.32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465" calcext:value-type="float">
            <text:p>68.46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69.108" calcext:value-type="float">
            <text:p>69.108</text:p>
          </table:table-cell>
          <table:table-cell table:style-name="ce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68.358" calcext:value-type="float">
            <text:p>68.35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64.999" calcext:value-type="float">
            <text:p>64.99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64.999" calcext:value-type="float">
            <text:p>64.99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1.822" calcext:value-type="float">
            <text:p>71.82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1.535" calcext:value-type="float">
            <text:p>71.53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72.464" calcext:value-type="float">
            <text:p>72.464</text:p>
          </table:table-cell>
          <table:table-cell table:style-name="ce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71.964" calcext:value-type="float">
            <text:p>71.96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69.108" calcext:value-type="float">
            <text:p>69.10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69.108" calcext:value-type="float">
            <text:p>69.10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0.395" calcext:value-type="float">
            <text:p>70.39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1.072" calcext:value-type="float">
            <text:p>71.07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71.178" calcext:value-type="float">
            <text:p>71.17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70.823" calcext:value-type="float">
            <text:p>70.82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64.644" calcext:value-type="float">
            <text:p>64.64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64.644" calcext:value-type="float">
            <text:p>64.64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271" calcext:value-type="float">
            <text:p>82.271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81.363" calcext:value-type="float">
            <text:p>81.363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81.091" calcext:value-type="float">
            <text:p>81.091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85.907" calcext:value-type="float">
            <text:p>85.907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85.907" calcext:value-type="float">
            <text:p>85.907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728" calcext:value-type="float">
            <text:p>82.728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272" calcext:value-type="float">
            <text:p>82.272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80.999" calcext:value-type="float">
            <text:p>80.999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81.181" calcext:value-type="float">
            <text:p>81.181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85.907" calcext:value-type="float">
            <text:p>85.907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85.907" calcext:value-type="float">
            <text:p>85.907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1.636" calcext:value-type="float">
            <text:p>81.636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181" calcext:value-type="float">
            <text:p>81.181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80.908" calcext:value-type="float">
            <text:p>80.908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80.272" calcext:value-type="float">
            <text:p>80.272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91.816" calcext:value-type="float">
            <text:p>91.816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91.816" calcext:value-type="float">
            <text:p>91.816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908" calcext:value-type="float">
            <text:p>82.908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546" calcext:value-type="float">
            <text:p>82.546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81.271" calcext:value-type="float">
            <text:p>81.271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80.727" calcext:value-type="float">
            <text:p>80.727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89.544" calcext:value-type="float">
            <text:p>89.544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89.544" calcext:value-type="float">
            <text:p>89.544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635" calcext:value-type="float">
            <text:p>82.635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09" calcext:value-type="float">
            <text:p>82.09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81.637" calcext:value-type="float">
            <text:p>81.637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81.455" calcext:value-type="float">
            <text:p>81.455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90.453" calcext:value-type="float">
            <text:p>90.453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90.453" calcext:value-type="float">
            <text:p>90.453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182" calcext:value-type="float">
            <text:p>82.182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817" calcext:value-type="float">
            <text:p>81.817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81.635" calcext:value-type="float">
            <text:p>81.635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81.181" calcext:value-type="float">
            <text:p>81.181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89.089" calcext:value-type="float">
            <text:p>89.089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89.089" calcext:value-type="float">
            <text:p>89.089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5.636" calcext:value-type="float">
            <text:p>75.636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6.091" calcext:value-type="float">
            <text:p>76.091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74.909" calcext:value-type="float">
            <text:p>74.909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74.999" calcext:value-type="float">
            <text:p>74.999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71.362" calcext:value-type="float">
            <text:p>71.362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75.001" calcext:value-type="float">
            <text:p>75.001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4.909" calcext:value-type="float">
            <text:p>74.909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5.182" calcext:value-type="float">
            <text:p>75.182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74.727" calcext:value-type="float">
            <text:p>74.727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73.635" calcext:value-type="float">
            <text:p>73.635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72.727" calcext:value-type="float">
            <text:p>72.727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4.728" calcext:value-type="float">
            <text:p>74.728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4.818" calcext:value-type="float">
            <text:p>74.818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74.819" calcext:value-type="float">
            <text:p>74.819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75.092" calcext:value-type="float">
            <text:p>75.092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75.001" calcext:value-type="float">
            <text:p>75.001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73.637" calcext:value-type="float">
            <text:p>73.637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09" calcext:value-type="float">
            <text:p>79.09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8.999" calcext:value-type="float">
            <text:p>78.999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78.818" calcext:value-type="float">
            <text:p>78.818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78.727" calcext:value-type="float">
            <text:p>78.727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77.729" calcext:value-type="float">
            <text:p>77.729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75.91" calcext:value-type="float">
            <text:p>75.91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4.454" calcext:value-type="float">
            <text:p>74.454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4.726" calcext:value-type="float">
            <text:p>74.726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74.456" calcext:value-type="float">
            <text:p>74.456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75.001" calcext:value-type="float">
            <text:p>75.001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78.182" calcext:value-type="float">
            <text:p>78.182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75.454" calcext:value-type="float">
            <text:p>75.454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8.819" calcext:value-type="float">
            <text:p>78.819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9.365" calcext:value-type="float">
            <text:p>79.365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100,half,all)</text:p>
          </table:table-cell>
          <table:table-cell office:value-type="float" office:value="77.455" calcext:value-type="float">
            <text:p>77.455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1.0,50,half,all)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77.727" calcext:value-type="float">
            <text:p>77.727</text:p>
          </table:table-cell>
          <table:table-cell office:value-type="string" calcext:value-type="string">
            <text:p>errore augmentatio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Any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76.365" calcext:value-type="float">
            <text:p>76.365</text:p>
          </table:table-cell>
          <table:table-cell office:value-type="string" calcext:value-type="string">
            <text:p>errore augmentation</text:p>
          </table:table-cell>
        </table:table-row>
        <table:table-row table:style-name="ro1" table:number-rows-repeated="10484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'full_columns-agg'.L1:'full_columns-agg'.L1048576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full_columns-agg'.A2:'full_columns-agg'.AMJ109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5:23:56.779984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7T16:39:03.174795999</dc:date>
    <meta:editing-duration>PT1H18M48S</meta:editing-duration>
    <meta:editing-cycles>3</meta:editing-cycles>
    <meta:generator>LibreOffice/6.4.7.2$Linux_X86_64 LibreOffice_project/40$Build-2</meta:generator>
    <meta:document-statistic meta:table-count="1" meta:cell-count="1379" meta:object-count="0"/>
  </office:meta>
</office:document-meta>
</file>